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CJK SC Regular" svg:font-family="'Noto Sans CJK SC Regular'" style:font-family-generic="system" style:font-pitch="variable"/>
  </office:font-face-decls>
  <office:automatic-styles>
    <style:style style:name="Taula2" style:family="table">
      <style:table-properties style:width="5.9493in" fo:margin-left="0.4215in" fo:margin-top="0in" fo:margin-bottom="0in" table:align="left" style:writing-mode="lr-tb"/>
    </style:style>
    <style:style style:name="Taula2.A" style:family="table-column">
      <style:table-column-properties style:column-width="1.7403in"/>
    </style:style>
    <style:style style:name="Taula2.B" style:family="table-column">
      <style:table-column-properties style:column-width="4.209in"/>
    </style:style>
    <style:style style:name="Taula2.1" style:family="table-row">
      <style:table-row-properties fo:keep-together="auto"/>
    </style:style>
    <style:style style:name="Taula2.A1" style:family="table-cell">
      <style:table-cell-properties fo:background-color="#d9d9d9" fo:padding-left="0.0785in" fo:padding-right="0.075in" fo:padding-top="0in" fo:padding-bottom="0in" fo:border="0.5pt solid #000001">
        <style:background-image/>
      </style:table-cell-properties>
    </style:style>
    <style:style style:name="Taula2.A2" style:family="table-cell">
      <style:table-cell-properties fo:padding-left="0.0785in" fo:padding-right="0.075in" fo:padding-top="0in" fo:padding-bottom="0in" fo:border="0.5pt solid #000001"/>
    </style:style>
    <style:style style:name="Taula2.B2" style:family="table-cell">
      <style:table-cell-properties fo:padding-left="0.0785in" fo:padding-right="0.075in" fo:padding-top="0in" fo:padding-bottom="0in" fo:border="0.5pt solid #000001"/>
    </style:style>
    <style:style style:name="Taula2.A3" style:family="table-cell">
      <style:table-cell-properties fo:padding-left="0.0785in" fo:padding-right="0.075in" fo:padding-top="0in" fo:padding-bottom="0in" fo:border="0.5pt solid #000001"/>
    </style:style>
    <style:style style:name="Taula2.B3" style:family="table-cell">
      <style:table-cell-properties fo:padding-left="0.0785in" fo:padding-right="0.075in" fo:padding-top="0in" fo:padding-bottom="0in" fo:border="0.5pt solid #000001"/>
    </style:style>
    <style:style style:name="P1" style:family="paragraph" style:parent-style-name="Preformatted_20_Text">
      <style:paragraph-properties style:writing-mode="lr-tb"/>
      <style:text-properties style:use-window-font-color="true" loext:opacity="0%" style:font-name="Arial" fo:font-size="12pt" fo:language="ca" fo:country="ES" style:font-size-asian="12pt" style:font-size-complex="12pt"/>
    </style:style>
    <style:style style:name="P2" style:family="paragraph" style:parent-style-name="Standard">
      <style:text-properties style:use-window-font-color="true" loext:opacity="0%" style:font-name="Arial" fo:font-size="12pt" style:font-size-asian="12pt" style:font-size-complex="12pt"/>
    </style:style>
    <style:style style:name="P3" style:family="paragraph" style:parent-style-name="Standard">
      <style:text-properties style:use-window-font-color="true" loext:opacity="0%" style:font-name="Arial"/>
    </style:style>
    <style:style style:name="P4" style:family="paragraph" style:parent-style-name="Standard">
      <style:paragraph-properties fo:text-align="justify" style:justify-single-word="false"/>
      <style:text-properties style:use-window-font-color="true" loext:opacity="0%" style:font-name="Arial" officeooo:paragraph-rsid="000acd61" style:font-name-asian="Calibri1" style:font-name-complex="Calibri1"/>
    </style:style>
    <style:style style:name="P5" style:family="paragraph" style:parent-style-name="Standard">
      <style:paragraph-properties fo:margin-top="0in" fo:margin-bottom="0in" style:contextual-spacing="true" fo:text-align="justify" style:justify-single-word="false"/>
      <style:text-properties style:use-window-font-color="true" loext:opacity="0%" style:font-name="Arial" officeooo:paragraph-rsid="000acd61" style:font-name-asian="Calibri1" style:font-name-complex="Calibri1"/>
    </style:style>
    <style:style style:name="P6" style:family="paragraph" style:parent-style-name="Standard">
      <style:paragraph-properties fo:margin-left="0.5in" fo:margin-right="0in" fo:text-align="justify" style:justify-single-word="false" fo:text-indent="0in" style:auto-text-indent="false"/>
      <style:text-properties style:use-window-font-color="true" loext:opacity="0%" style:font-name="Arial" officeooo:paragraph-rsid="000acd61" style:font-name-asian="Calibri1" style:font-name-complex="Calibri1"/>
    </style:style>
    <style:style style:name="P7" style:family="paragraph" style:parent-style-name="Standard">
      <style:paragraph-properties fo:margin-left="0in" fo:margin-right="0in" fo:margin-top="0in" fo:margin-bottom="0in" style:contextual-spacing="true" fo:text-align="justify" style:justify-single-word="false" fo:text-indent="0in" style:auto-text-indent="false"/>
      <style:text-properties style:use-window-font-color="true" loext:opacity="0%" style:font-name="Arial" officeooo:paragraph-rsid="000acd61" style:font-name-asian="Calibri1" style:font-name-complex="Calibri1"/>
    </style:style>
    <style:style style:name="P8" style:family="paragraph" style:parent-style-name="Standard">
      <style:paragraph-properties fo:text-align="justify" style:justify-single-word="false"/>
      <style:text-properties style:use-window-font-color="true" loext:opacity="0%" style:font-name="Arial" officeooo:paragraph-rsid="000ba9da" style:font-name-asian="Calibri1" style:font-name-complex="Calibri1"/>
    </style:style>
    <style:style style:name="P9" style:family="paragraph" style:parent-style-name="Standard">
      <style:paragraph-properties fo:margin-top="0in" fo:margin-bottom="0.139in" style:contextual-spacing="false" fo:text-align="justify" style:justify-single-word="false"/>
      <style:text-properties style:use-window-font-color="true" loext:opacity="0%" style:font-name="Arial" officeooo:paragraph-rsid="000ba9da" style:font-name-asian="Calibri1" style:font-name-complex="Calibri1"/>
    </style:style>
    <style:style style:name="P10" style:family="paragraph" style:parent-style-name="Standard">
      <style:paragraph-properties fo:margin-left="0.5in" fo:margin-right="0in" fo:text-align="justify" style:justify-single-word="false" fo:text-indent="0in" style:auto-text-indent="false"/>
      <style:text-properties style:use-window-font-color="true" loext:opacity="0%" style:font-name="Arial" officeooo:paragraph-rsid="000ba9da" style:font-name-asian="Calibri1" style:font-name-complex="Calibri1"/>
    </style:style>
    <style:style style:name="P11" style:family="paragraph" style:parent-style-name="Standard">
      <style:paragraph-properties fo:text-align="center" style:justify-single-word="false"/>
      <style:text-properties style:use-window-font-color="true" loext:opacity="0%" style:font-name="Arial" officeooo:paragraph-rsid="000ba9da" style:font-name-asian="Calibri1" style:font-name-complex="Calibri1"/>
    </style:style>
    <style:style style:name="P12" style:family="paragraph" style:parent-style-name="Standard">
      <style:paragraph-properties fo:margin-left="0in" fo:margin-right="0in" fo:margin-top="0in" fo:margin-bottom="0in" style:contextual-spacing="true" fo:text-align="justify" style:justify-single-word="false" fo:text-indent="0in" style:auto-text-indent="false"/>
      <style:text-properties style:use-window-font-color="true" loext:opacity="0%" style:font-name="Arial" officeooo:rsid="000acd61" officeooo:paragraph-rsid="000acd61" style:font-name-asian="Calibri1" style:font-name-complex="Calibri1"/>
    </style:style>
    <style:style style:name="P13"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style:use-window-font-color="true" loext:opacity="0%" style:font-name="Arial" officeooo:rsid="000acd61" officeooo:paragraph-rsid="000ba9da" style:font-name-asian="Calibri1" style:font-name-complex="Calibri1"/>
    </style:style>
    <style:style style:name="P14" style:family="paragraph" style:parent-style-name="Standard">
      <style:paragraph-properties fo:text-align="justify" style:justify-single-word="false"/>
      <style:text-properties style:use-window-font-color="true" loext:opacity="0%" style:font-name="Arial" officeooo:paragraph-rsid="000acd61"/>
    </style:style>
    <style:style style:name="P15" style:family="paragraph" style:parent-style-name="Standard">
      <style:text-properties style:use-window-font-color="true" loext:opacity="0%" style:font-name="Arial" fo:font-weight="bold" style:font-weight-asian="bold" style:font-weight-complex="bold"/>
    </style:style>
    <style:style style:name="P16" style:family="paragraph" style:parent-style-name="Standard">
      <style:paragraph-properties fo:text-align="justify" style:justify-single-word="false"/>
      <style:text-properties style:use-window-font-color="true" loext:opacity="0%" style:font-name="Arial" fo:font-weight="bold" officeooo:paragraph-rsid="000acd61" style:font-weight-asian="bold" style:font-weight-complex="bold"/>
    </style:style>
    <style:style style:name="P17" style:family="paragraph" style:parent-style-name="Standard">
      <style:paragraph-properties fo:text-align="justify" style:justify-single-word="false"/>
      <style:text-properties style:use-window-font-color="true" loext:opacity="0%" style:font-name="Arial" fo:font-weight="bold" officeooo:paragraph-rsid="000ba9da" style:font-weight-asian="bold" style:font-weight-complex="bold"/>
    </style:style>
    <style:style style:name="P18" style:family="paragraph" style:parent-style-name="Standard">
      <style:paragraph-properties fo:margin-left="0.4957in" fo:margin-right="0in" fo:text-align="justify" style:justify-single-word="false" fo:text-indent="0in" style:auto-text-indent="false"/>
      <style:text-properties style:use-window-font-color="true" loext:opacity="0%" style:font-name="Arial" fo:font-weight="bold" officeooo:paragraph-rsid="0009bc6d" style:font-name-asian="Calibri1" style:font-weight-asian="bold" style:font-name-complex="Calibri1" style:font-weight-complex="bold"/>
    </style:style>
    <style:style style:name="P19" style:family="paragraph" style:parent-style-name="Standard">
      <style:paragraph-properties fo:margin-left="0in" fo:margin-right="0in" fo:margin-top="0in" fo:margin-bottom="0in" style:contextual-spacing="true" fo:text-align="justify" style:justify-single-word="false" fo:text-indent="0in" style:auto-text-indent="false"/>
      <style:text-properties style:use-window-font-color="true" loext:opacity="0%" style:font-name="Arial" fo:font-weight="bold" officeooo:rsid="000acd61" officeooo:paragraph-rsid="000acd61" style:font-name-asian="Calibri1" style:font-weight-asian="bold" style:font-name-complex="Calibri1" style:font-weight-complex="bold"/>
    </style:style>
    <style:style style:name="P20"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style:use-window-font-color="true" loext:opacity="0%" style:font-name="Arial" fo:font-weight="bold" officeooo:rsid="000ba9da" officeooo:paragraph-rsid="000ca2d7" style:font-name-asian="Calibri1" style:font-weight-asian="bold" style:font-name-complex="Calibri1" style:font-weight-complex="bold"/>
    </style:style>
    <style:style style:name="P21"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style:use-window-font-color="true" loext:opacity="0%" style:font-name="Arial" fo:font-weight="bold" officeooo:rsid="000ca2d7" officeooo:paragraph-rsid="000ca2d7" style:font-name-asian="Calibri1" style:font-weight-asian="bold" style:font-name-complex="Calibri1" style:font-weight-complex="bold"/>
    </style:style>
    <style:style style:name="P22" style:family="paragraph" style:parent-style-name="Standard" style:list-style-name="WWNum4">
      <style:paragraph-properties fo:margin-left="0.4957in" fo:margin-right="0in" fo:margin-top="0in" fo:margin-bottom="0in" style:contextual-spacing="true" fo:text-align="center" style:justify-single-word="false" fo:text-indent="-0.248in" style:auto-text-indent="false"/>
      <style:text-properties style:use-window-font-color="true" loext:opacity="0%" style:font-name="Arial" fo:font-weight="bold" officeooo:rsid="0009bc6d" officeooo:paragraph-rsid="0009bc6d" style:font-name-asian="Calibri1" style:font-weight-asian="bold" style:font-name-complex="Calibri1" style:font-weight-complex="bold"/>
    </style:style>
    <style:style style:name="P23" style:family="paragraph" style:parent-style-name="Standard" style:list-style-name="WWNum4">
      <style:paragraph-properties fo:margin-left="0.4957in" fo:margin-right="0in" fo:margin-top="0in" fo:margin-bottom="0in" style:contextual-spacing="true" fo:text-align="justify" style:justify-single-word="false" fo:text-indent="-0.248in" style:auto-text-indent="false"/>
      <style:text-properties style:use-window-font-color="true" loext:opacity="0%" style:font-name="Arial" fo:font-weight="bold" officeooo:paragraph-rsid="0009bc6d" style:font-name-asian="Calibri1" style:font-weight-asian="bold" style:font-name-complex="Calibri1" style:font-weight-complex="bold"/>
    </style:style>
    <style:style style:name="P24" style:family="paragraph" style:parent-style-name="Standard">
      <style:paragraph-properties fo:margin-top="0in" fo:margin-bottom="0.139in" style:contextual-spacing="false" fo:text-align="center" style:justify-single-word="false"/>
      <style:text-properties style:use-window-font-color="true" loext:opacity="0%" style:font-name="Arial" fo:font-weight="bold" officeooo:paragraph-rsid="000ba9da" style:font-name-asian="Calibri1" style:font-weight-asian="bold" style:font-name-complex="Calibri1"/>
    </style:style>
    <style:style style:name="P25" style:family="paragraph" style:parent-style-name="Standard" style:list-style-name="WWNum9">
      <style:paragraph-properties fo:margin-top="0in" fo:margin-bottom="0in" style:contextual-spacing="true" fo:text-align="justify" style:justify-single-word="false"/>
      <style:text-properties style:use-window-font-color="true" loext:opacity="0%" style:font-name="Arial" officeooo:paragraph-rsid="000acd61"/>
    </style:style>
    <style:style style:name="P26" style:family="paragraph" style:parent-style-name="Standard" style:list-style-name="WWNum4">
      <style:paragraph-properties fo:margin-top="0in" fo:margin-bottom="0in" style:contextual-spacing="true" fo:text-align="justify" style:justify-single-word="false"/>
      <style:text-properties style:use-window-font-color="true" loext:opacity="0%" style:font-name="Arial" officeooo:paragraph-rsid="000acd61"/>
    </style:style>
    <style:style style:name="P27" style:family="paragraph" style:parent-style-name="Standard" style:list-style-name="WWNum9">
      <style:paragraph-properties fo:margin-top="0in" fo:margin-bottom="0in" style:contextual-spacing="true" fo:text-align="justify" style:justify-single-word="false"/>
      <style:text-properties style:use-window-font-color="true" loext:opacity="0%" style:font-name="Arial" officeooo:paragraph-rsid="0009bc6d" style:font-name-asian="Calibri1" style:font-name-complex="Calibri1"/>
    </style:style>
    <style:style style:name="P28" style:family="paragraph" style:parent-style-name="Standard" style:list-style-name="WWNum9">
      <style:paragraph-properties fo:margin-top="0in" fo:margin-bottom="0.139in" style:contextual-spacing="true" fo:text-align="justify" style:justify-single-word="false"/>
      <style:text-properties style:use-window-font-color="true" loext:opacity="0%" style:font-name="Arial" officeooo:paragraph-rsid="0009bc6d" style:font-name-asian="Calibri1" style:font-name-complex="Calibri1"/>
    </style:style>
    <style:style style:name="P29" style:family="paragraph" style:parent-style-name="Standard" style:list-style-name="WWNum9">
      <style:paragraph-properties fo:margin-top="0in" fo:margin-bottom="0in" style:contextual-spacing="true" fo:text-align="justify" style:justify-single-word="false"/>
      <style:text-properties style:use-window-font-color="true" loext:opacity="0%" style:font-name="Arial" officeooo:paragraph-rsid="000acd61" style:font-name-asian="Calibri1" style:font-name-complex="Calibri1"/>
    </style:style>
    <style:style style:name="P30" style:family="paragraph" style:parent-style-name="Standard" style:list-style-name="WWNum9">
      <style:paragraph-properties fo:margin-top="0in" fo:margin-bottom="0in" style:contextual-spacing="true" fo:text-align="justify" style:justify-single-word="false"/>
      <style:text-properties style:use-window-font-color="true" loext:opacity="0%" style:font-name="Arial" officeooo:paragraph-rsid="000d8321" style:font-name-asian="Calibri1" style:font-name-complex="Calibri1"/>
    </style:style>
    <style:style style:name="P31" style:family="paragraph" style:parent-style-name="Standard" style:list-style-name="WWNum3">
      <style:paragraph-properties fo:margin-left="0.748in" fo:margin-right="0in" fo:margin-top="0in" fo:margin-bottom="0in" style:contextual-spacing="true" fo:text-align="justify" style:justify-single-word="false" fo:text-indent="-0.248in" style:auto-text-indent="false"/>
      <style:text-properties style:use-window-font-color="true" loext:opacity="0%" style:font-name="Arial" officeooo:paragraph-rsid="000acd61" style:font-name-asian="Calibri1" style:font-name-complex="Calibri1"/>
    </style:style>
    <style:style style:name="P32" style:family="paragraph" style:parent-style-name="Standard" style:list-style-name="WWNum1">
      <style:paragraph-properties fo:margin-top="0in" fo:margin-bottom="0in" style:contextual-spacing="true" fo:text-align="justify" style:justify-single-word="false"/>
      <style:text-properties style:use-window-font-color="true" loext:opacity="0%" style:font-name="Arial" officeooo:paragraph-rsid="000acd61" style:font-name-asian="Calibri1" style:font-name-complex="Calibri1"/>
    </style:style>
    <style:style style:name="P33" style:family="paragraph" style:parent-style-name="Standard" style:list-style-name="WWNum12">
      <style:paragraph-properties fo:margin-left="0.748in" fo:margin-right="0in" fo:margin-top="0in" fo:margin-bottom="0in" style:contextual-spacing="true" fo:text-align="justify" style:justify-single-word="false" fo:text-indent="-0.248in" style:auto-text-indent="false"/>
      <style:text-properties style:use-window-font-color="true" loext:opacity="0%" style:font-name="Arial" officeooo:paragraph-rsid="000acd61" style:font-name-asian="Calibri1" style:font-name-complex="Calibri1"/>
    </style:style>
    <style:style style:name="P34" style:family="paragraph" style:parent-style-name="Standard">
      <style:paragraph-properties fo:margin-left="0.5in" fo:margin-right="0in" fo:text-align="justify" style:justify-single-word="false" fo:text-indent="0in" style:auto-text-indent="false"/>
      <style:text-properties style:use-window-font-color="true" loext:opacity="0%" style:font-name="Arial" officeooo:paragraph-rsid="000ba9da" style:font-name-asian="Calibri1" style:font-name-complex="Calibri1"/>
    </style:style>
    <style:style style:name="P35" style:family="paragraph" style:parent-style-name="Standard">
      <style:paragraph-properties fo:margin-top="0in" fo:margin-bottom="0.139in" style:contextual-spacing="false" fo:text-align="justify" style:justify-single-word="false"/>
      <style:text-properties style:use-window-font-color="true" loext:opacity="0%" style:font-name="Arial" officeooo:paragraph-rsid="000ba9da" style:font-name-asian="Calibri1" style:font-name-complex="Calibri1"/>
    </style:style>
    <style:style style:name="P36" style:family="paragraph" style:parent-style-name="Standard">
      <style:paragraph-properties fo:margin-top="0in" fo:margin-bottom="0.139in" style:contextual-spacing="false" fo:text-align="justify" style:justify-single-word="false"/>
      <style:text-properties style:use-window-font-color="true" loext:opacity="0%" style:font-name="Arial" officeooo:rsid="0013b38f" officeooo:paragraph-rsid="0013b38f" style:font-name-asian="Calibri1" style:font-name-complex="Calibri1"/>
    </style:style>
    <style:style style:name="P37" style:family="paragraph" style:parent-style-name="Standard">
      <style:paragraph-properties fo:margin-top="0in" fo:margin-bottom="0.139in" style:contextual-spacing="false" fo:text-align="justify" style:justify-single-word="false"/>
      <style:text-properties style:use-window-font-color="true" loext:opacity="0%" style:font-name="Arial" officeooo:rsid="001446ba" officeooo:paragraph-rsid="001446ba" style:font-name-asian="Calibri1" style:font-name-complex="Calibri1"/>
    </style:style>
    <style:style style:name="P38" style:family="paragraph" style:parent-style-name="Standard">
      <style:paragraph-properties fo:text-align="justify" style:justify-single-word="false"/>
      <style:text-properties style:use-window-font-color="true" loext:opacity="0%" style:font-name="Arial" officeooo:rsid="001446ba" officeooo:paragraph-rsid="001446ba" style:font-name-asian="Calibri1" style:font-name-complex="Calibri1"/>
    </style:style>
    <style:style style:name="P39" style:family="paragraph" style:parent-style-name="Standard">
      <style:text-properties style:use-window-font-color="true" loext:opacity="0%" style:font-name="Arial" fo:language="ca" fo:country="ES" fo:font-weight="bold" style:font-weight-asian="bold" style:font-weight-complex="bold"/>
    </style:style>
    <style:style style:name="P40"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officeooo:paragraph-rsid="000ca2d7"/>
    </style:style>
    <style:style style:name="P41" style:family="paragraph" style:parent-style-name="Standard" style:list-style-name="WWNum1">
      <style:paragraph-properties fo:margin-top="0in" fo:margin-bottom="0in" style:contextual-spacing="true" fo:text-align="justify" style:justify-single-word="false"/>
      <style:text-properties fo:color="#2a6099" loext:opacity="100%" style:font-name="Arial" officeooo:paragraph-rsid="000acd61" style:font-name-asian="Calibri1" style:font-name-complex="Calibri1"/>
    </style:style>
    <style:style style:name="P42" style:family="paragraph" style:parent-style-name="Standard">
      <style:paragraph-properties fo:margin-left="0in" fo:margin-right="0in" fo:margin-top="0in" fo:margin-bottom="0in" style:contextual-spacing="true" fo:text-align="justify" style:justify-single-word="false" fo:text-indent="0in" style:auto-text-indent="false"/>
      <style:text-properties fo:color="#2a6099" loext:opacity="100%" style:font-name="Arial" officeooo:paragraph-rsid="000acd61" style:font-name-asian="Calibri1" style:font-name-complex="Calibri1"/>
    </style:style>
    <style:style style:name="P43" style:family="paragraph" style:parent-style-name="Standard">
      <style:paragraph-properties fo:margin-left="0in" fo:margin-right="0in" fo:margin-top="0in" fo:margin-bottom="0in" style:contextual-spacing="true" fo:text-align="justify" style:justify-single-word="false" fo:text-indent="0in" style:auto-text-indent="false"/>
      <style:text-properties fo:color="#2a6099" loext:opacity="100%" style:font-name="Arial" officeooo:rsid="001149cc" officeooo:paragraph-rsid="001149cc" style:font-name-asian="Calibri1" style:font-name-complex="Calibri1"/>
    </style:style>
    <style:style style:name="P44" style:family="paragraph" style:parent-style-name="Standard" style:list-style-name="WWNum12">
      <style:paragraph-properties fo:margin-left="0.748in" fo:margin-right="0in" fo:margin-top="0in" fo:margin-bottom="0in" style:contextual-spacing="true" fo:text-align="justify" style:justify-single-word="false" fo:text-indent="-0.248in" style:auto-text-indent="false"/>
      <style:text-properties fo:color="#2a6099" loext:opacity="100%" style:font-name="Arial" officeooo:rsid="0013b38f" officeooo:paragraph-rsid="0013b38f" style:font-name-asian="Calibri1" style:font-name-complex="Calibri1"/>
    </style:style>
    <style:style style:name="P45"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fo:color="#2a6099" loext:opacity="100%" style:font-name="Arial" fo:font-weight="bold" officeooo:rsid="001446ba" officeooo:paragraph-rsid="001446ba" style:font-name-asian="Calibri1" style:font-weight-asian="bold" style:font-name-complex="Calibri1" style:font-weight-complex="bold"/>
    </style:style>
    <style:style style:name="P46" style:family="paragraph" style:parent-style-name="Standard">
      <style:paragraph-properties fo:margin-left="0in" fo:margin-right="0in" fo:margin-top="0in" fo:margin-bottom="0.139in" style:contextual-spacing="false" fo:text-align="justify" style:justify-single-word="false" fo:text-indent="0in" style:auto-text-indent="false"/>
      <style:text-properties fo:color="#2a6099" loext:opacity="100%" officeooo:rsid="001230c6" officeooo:paragraph-rsid="001230c6"/>
    </style:style>
    <style:style style:name="T1" style:family="text">
      <style:text-properties style:font-name-asian="Calibri1" style:font-name-complex="Calibri1"/>
    </style:style>
    <style:style style:name="T2" style:family="text">
      <style:text-properties officeooo:rsid="000acd61" style:font-name-asian="Calibri1" style:font-name-complex="Calibri1"/>
    </style:style>
    <style:style style:name="T3" style:family="text">
      <style:text-properties officeooo:rsid="000ba9da" style:font-name-asian="Calibri1" style:font-name-complex="Calibri1"/>
    </style:style>
    <style:style style:name="T4" style:family="text">
      <style:text-properties officeooo:rsid="000acd61"/>
    </style:style>
    <style:style style:name="T5" style:family="text">
      <style:text-properties fo:font-weight="bold" style:font-name-asian="Calibri1" style:font-weight-asian="bold" style:font-name-complex="Calibri1" style:font-weight-complex="bold"/>
    </style:style>
    <style:style style:name="T6" style:family="text">
      <style:text-properties officeooo:rsid="000ca2d7"/>
    </style:style>
    <style:style style:name="T7" style:family="text">
      <style:text-properties fo:language="ca" fo:country="ES"/>
    </style:style>
    <style:style style:name="T8" style:family="text">
      <style:text-properties style:use-window-font-color="true" loext:opacity="0%" style:font-name="Arial" fo:font-weight="bold" officeooo:rsid="000ca2d7" style:font-name-asian="Calibri1" style:font-weight-asian="bold" style:font-name-complex="Calibri1" style:font-weight-complex="bold"/>
    </style:style>
    <style:style style:name="T9" style:family="text">
      <style:text-properties fo:color="#2a6099" loext:opacity="100%"/>
    </style:style>
    <style:style style:name="T10" style:family="text">
      <style:text-properties fo:color="#2a6099" loext:opacity="100%" officeooo:rsid="000d960e" style:font-name-asian="Calibri1" style:font-name-complex="Calibri1"/>
    </style:style>
    <style:style style:name="T11" style:family="text">
      <style:text-properties fo:color="#2a6099" loext:opacity="100%" officeooo:rsid="000f5320" style:font-name-asian="Calibri1" style:font-name-complex="Calibri1"/>
    </style:style>
    <style:style style:name="T12" style:family="text">
      <style:text-properties fo:color="#2a6099" loext:opacity="100%" officeooo:rsid="000f5320"/>
    </style:style>
    <style:style style:name="T13" style:family="text">
      <style:text-properties fo:color="#2a6099" loext:opacity="100%" officeooo:rsid="001149cc"/>
    </style:style>
    <style:style style:name="T14" style:family="text">
      <style:text-properties fo:color="#2a6099" loext:opacity="100%" officeooo:rsid="001230c6"/>
    </style:style>
    <style:style style:name="T15" style:family="text">
      <style:text-properties fo:color="#2a6099" loext:opacity="100%" officeooo:rsid="0013b38f"/>
    </style:style>
    <style:style style:name="T16" style:family="text">
      <style:text-properties officeooo:rsid="000f5320"/>
    </style:style>
    <style:style style:name="T17" style:family="text">
      <style:text-properties style:font-name="Arial" fo:font-weight="bold" style:font-name-asian="Calibri1" style:font-weight-asian="bold" style:font-name-complex="Calibri1" style:font-weight-complex="bold"/>
    </style:style>
    <style:style style:name="T18" style:family="text">
      <style:text-properties style:font-name="Arial" fo:font-weight="bold" officeooo:rsid="000ca2d7" style:font-name-asian="Calibri1" style:font-weight-asian="bold" style:font-name-complex="Calibri1" style:font-weight-complex="bold"/>
    </style:style>
    <style:style style:name="T19" style:family="text">
      <style:text-properties officeooo:rsid="0013b3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26498991" text:style-name="WWNum4">
        <text:list-header>
          <text:p text:style-name="P22">Tema 1 Activitats conceptes prevenció.</text:p>
          <text:p text:style-name="P22"/>
        </text:list-header>
        <text:list-item>
          <text:p text:style-name="P23">L’art. 15 de la LPRL enumera els principis de l’acció preventiva. Indica a quin principi responen les següents activitats o situacions que es duen a terme <text:s/>en una empresa. Segurament associaràs cada situació a diferents principis, intenta seleccionar un sol principi per a cada situació, el que més relacionat estigui :</text:p>
        </text:list-item>
      </text:list>
      <text:p text:style-name="P18"/>
      <text:list xml:id="list2296991336" text:style-name="WWNum9">
        <text:list-item>
          <text:p text:style-name="P27">Una empresa substitueix una màquina obsoleta per una altra més eficient i segura.<text:tab/><text:span text:style-name="T9">Substituir el que sigui perillós pel que comporti poc perill o no en comporti cap.</text:span></text:p>
        </text:list-item>
        <text:list-item>
          <text:p text:style-name="P27">Una treballadora embarassada li canvien temporalment el seu lloc de treball en el laboratori de productes químics per un altre a les oficines de la mateixa empresa.<text:tab/><text:span text:style-name="T9">Adaptar la feina a la persona atenuant la feina monòtona i repetitiva, reduint-ne els efectes en la salut.</text:span></text:p>
        </text:list-item>
        <text:list-item>
          <text:p text:style-name="P27">Una empresa insonoritza una màquina enlloc de protegir als seus treballadors amb protectors auditius.<text:tab/><text:span text:style-name="T9">Adoptar mesures que donin prioritat a la protecció col·lectiva respecte de la individual que es faran servir quan els riscos no es puguin evitar o limitar de cap manera.</text:span></text:p>
        </text:list-item>
        <text:list-item>
          <text:p text:style-name="P27">S’explica als treballadors que utilitzin pantalles de visualització de dades quin són els riscos que aquestes poden comportar per la seva salut, i de quina forma protegir-se’n.<text:tab/><text:tab/><text:span text:style-name="T9">Combatre els riscos en el seu origen.</text:span></text:p>
        </text:list-item>
        <text:list-item>
          <text:p text:style-name="P30">Una empresa productora de pintures plàstiques, planifica les accions preventives i protectores per reduir al màxim la toxicitat de l’ambient.<text:tab/><text:span text:style-name="T9">Planificar la prevenció de forma coherent i integradora al sistema general de gestió de l’empresa, tant en el conjunt de les seves activitats, com en tots els nivells jeràrquics d’aquesta.</text:span></text:p>
        </text:list-item>
        <text:list-item>
          <text:p text:style-name="P28">Una empresa de serveis que disposa d’unes oficines al centre de la ciutat, dissenyen i apliquen un pla per adequar el mobiliari i els equips informàtics (pantalles, teclats i ratolí) als seus treballadors.<text:tab/><text:span text:style-name="T9">Tenir en compte l’evolució de la tècnica.</text:span></text:p>
        </text:list-item>
        <text:list-item>
          <text:p text:style-name="P28">Una empresa planifica la prevenció de riscos eliminant aquells que són evitables.<text:tab/><text:span text:style-name="T9">Evitar els riscos</text:span></text:p>
          <text:p text:style-name="P29"/>
          <text:p text:style-name="P29"/>
          <text:p text:style-name="P25"><text:span text:style-name="T2">2. </text:span><text:span text:style-name="T5">Assenyala en els següents supòsits si es tracta d’un accident de treball o, al contrari, d’una malaltia professional, justificant la resposta:</text:span></text:p>
          <text:p text:style-name="P29"/>
          <text:p text:style-name="P25"><text:span text:style-name="T2">a) </text:span><text:span text:style-name="T1">Silicosi d’un miner per estar exposat contínuament a la inhalació de pols de sílice.<text:tab/><text:tab/></text:span><text:span text:style-name="T10">Malaltia professional, </text:span><text:span text:style-name="T11">ha sido resultado de un proceso lento i progresivo</text:span></text:p>
          <text:p text:style-name="P25"><text:span text:style-name="T2">b) </text:span><text:span text:style-name="T1">Tall d’un dit de la mà d’un treballador d’una serradora, en usar una serra circular.<text:tab/></text:span><text:span text:style-name="T10">Accident de treball, </text:span><text:span text:style-name="T11">immediata i violenta</text:span></text:p>
          <text:p text:style-name="P25"><text:span text:style-name="T2">c) </text:span><text:span text:style-name="T1">Hèrnia d’una empleada per carregar bobines de 50 Kg sense ajuda mecànica.<text:tab/></text:span><text:span text:style-name="T11">Accident de treball causa violenta clarament identificable</text:span></text:p>
          <text:p text:style-name="P29"><text:span text:style-name="T4">d) </text:span>Sordesa d’una empleada del guarda-roba d’una discoteca.<text:tab/><text:span text:style-name="T12">Malaltia professional, procés lent i progressiu, no es facil d’identificar a simple vista</text:span></text:p>
        </text:list-item>
      </text:list>
      <text:p text:style-name="P5"/>
      <text:p text:style-name="P5"/>
      <text:list xml:id="list205702430892953" text:continue-list="list3926498991" text:style-name="WWNum4">
        <text:list-header>
          <text:p text:style-name="P26"><text:span text:style-name="T2">3. </text:span><text:span text:style-name="T5">Assenyala si <text:s/>les següents <text:s/>obligacions en matèria de prevenció de riscos laborals corresponen a l’empresari o al treballador:</text:span></text:p>
        </text:list-header>
      </text:list>
      <text:list xml:id="list4109570954" text:style-name="WWNum3">
        <text:list-item>
          <text:p text:style-name="P31">Facilitar equips de protecció individual. <text:span text:style-name="T15">Empresario</text:span></text:p>
        </text:list-item>
        <text:list-item>
          <text:p text:style-name="P31"><text:soft-page-break/>No desactivar els dispositius de seguretat. <text:span text:style-name="T15">Empresario</text:span></text:p>
        </text:list-item>
        <text:list-item>
          <text:p text:style-name="P31">Vigilar la salut <text:span text:style-name="T15">Trabajador</text:span></text:p>
        </text:list-item>
        <text:list-item>
          <text:p text:style-name="P31">Utilitzar els equips de protecció individual. <text:span text:style-name="T15">Trabajador</text:span></text:p>
        </text:list-item>
        <text:list-item>
          <text:p text:style-name="P31">Formar i informar de les mesures de prevenció i protecció en relació al lloc de feina. <text:span text:style-name="T15">Empresario</text:span></text:p>
        </text:list-item>
        <text:list-item>
          <text:p text:style-name="P31">Respectar les mesures de prevenció planificades. <text:span text:style-name="T15">Trabajador</text:span></text:p>
        </text:list-item>
        <text:list-item>
          <text:p text:style-name="P31">Informar davant un risc greu i imminent <text:span text:style-name="T15">Trabajador</text:span></text:p>
        </text:list-item>
        <text:list-item>
          <text:p text:style-name="P31">Planificar la prevenció de riscos <text:span text:style-name="T15">Empresario</text:span></text:p>
        </text:list-item>
      </text:list>
      <text:p text:style-name="P4"/>
      <text:p text:style-name="P4"/>
      <text:p text:style-name="P4"/>
      <text:p text:style-name="P14"><text:span text:style-name="T2">4. </text:span><text:span text:style-name="T5">No és un deure del treballador:</text:span></text:p>
      <text:list xml:id="list127257324" text:style-name="WWNum1">
        <text:list-item>
          <text:list>
            <text:list-item>
              <text:p text:style-name="P32">Comunicar a l’empresa si un EPI està defectuós o trencat. </text:p>
            </text:list-item>
            <text:list-item>
              <text:p text:style-name="P41">Formar-se en matèria de prevenció de riscos laborals. <text:span text:style-name="T16">Deure de l’empresari</text:span></text:p>
            </text:list-item>
            <text:list-item>
              <text:p text:style-name="P32">Cooperar amb l’empresari en matèria de prevenció de riscos</text:p>
            </text:list-item>
            <text:list-item>
              <text:p text:style-name="P32">Respectar les normes de seguretat. </text:p>
            </text:list-item>
          </text:list>
        </text:list-item>
      </text:list>
      <text:p text:style-name="P6"/>
      <text:p text:style-name="P16"><text:span text:style-name="T2">5. </text:span><text:span text:style-name="T1">Un empleat d’una empresa de construcció ha estat sancionat amb suspensió d’ocupació i sou de quinze dies <text:s/>per no haver utilitzat arnès per realitzar un treball en la coberta d’un edifici.</text:span></text:p>
      <text:p text:style-name="P6"/>
      <text:list xml:id="list2016763718" text:style-name="WWNum12">
        <text:list-item>
          <text:p text:style-name="P33">Quina obligació incompleix el treballador?</text:p>
          <text:p text:style-name="P44">Incumplix el correcte ús de les màquines, ferramentes i els depositius de seguretat</text:p>
        </text:list-item>
        <text:list-item>
          <text:p text:style-name="P33">Qui té l’obligació de facilitar els equips de protecció individual?</text:p>
        </text:list-item>
      </text:list>
      <text:p text:style-name="P42"><text:tab/><text:tab/><text:span text:style-name="T19">L’empresari es el que té l’obligació</text:span></text:p>
      <text:p text:style-name="P7"/>
      <text:p text:style-name="P19">6. Explica la diferència entre accident de treball i malaltia professional.</text:p>
      <text:p text:style-name="P43">Les principals diferències entre els accidents de treball i malaltia professional es que en els accidents de treball normalment es presenten de forma immediata, de manera violenta i sol requerir actuacions de primers auxilis. Per altra part, les malalties professional solen ser resulta d’un procés lent i progresiu, no sol ser fàcil d’identificar la causa i requereix d’un tractament mèdic</text:p>
      <text:p text:style-name="P12"/>
      <text:p text:style-name="P12"/>
      <text:p text:style-name="P17"><text:span text:style-name="T3">7</text:span><text:span text:style-name="T1">. Obligacions de l’empresari en matèria preventiva. Descripció de la situació:</text:span></text:p>
      <text:p text:style-name="P8"/>
      <text:p text:style-name="P10">Una empresa facilita a un treballador, menor d’edat, que treballa en un torn elèctric amb rics de projecció de partícules, unes ulleres de seguretat per què faci aquesta tasca. Les ulleres estan una mica trencades i no se li adapten correctament; el treballador decideix no utilitzar-les perquè li molesten molt. <text:s/>per desenvolupar còmodament la seva feina.</text:p>
      <text:p text:style-name="P10"/>
      <text:p text:style-name="P10">El treballador no ha rebut cap formació sobre la utilització del torn elèctric, i no coneix quins són els riscos i possibles danys per a la salut que el treballador sense les oportunes mesures de seguretat pot comportar-li.</text:p>
      <text:p text:style-name="P10"/>
      <text:p text:style-name="P10">Quines obligacions incompleixen l’empresari i el treballador? Respon seguint l’estructura de la taula.</text:p>
      <text:p text:style-name="P9"/>
      <table:table table:name="Taula2" table:style-name="Taula2">
        <table:table-column table:style-name="Taula2.A"/>
        <table:table-column table:style-name="Taula2.B"/>
        <table:table-row table:style-name="Taula2.1">
          <table:table-cell table:style-name="Taula2.A1" office:value-type="string">
            <text:p text:style-name="P11"/>
            <text:p text:style-name="P24"><text:soft-page-break/>Subjecte que incompleix</text:p>
          </table:table-cell>
          <table:table-cell table:style-name="Taula2.A1" office:value-type="string">
            <text:p text:style-name="P11"/>
            <text:p text:style-name="P24"><text:soft-page-break/>Obligació/ns que <text:s/>incompleix</text:p>
          </table:table-cell>
        </table:table-row>
        <table:table-row table:style-name="Taula2.1">
          <table:table-cell table:style-name="Taula2.A2" office:value-type="string">
            <text:p text:style-name="P9">EMPRESARI</text:p>
          </table:table-cell>
          <table:table-cell table:style-name="Taula2.B2" office:value-type="string">
            <text:p text:style-name="P8"/>
            <text:p text:style-name="P36">Asumix el cost de les mesures de seguretat i salut, sense cargares</text:p>
            <text:p text:style-name="P36">Garantir la seguretat y la salut del seus treballadors</text:p>
            <text:p text:style-name="P37">Les mesures de prevenció, protecció aplicades en l’empresa d’estos</text:p>
            <text:p text:style-name="P37">Facilitar als treballadors els equips de protecció adecuats</text:p>
          </table:table-cell>
        </table:table-row>
        <table:table-row table:style-name="Taula2.1">
          <table:table-cell table:style-name="Taula2.A3" office:value-type="string">
            <text:p text:style-name="P9">TREBALLADOR</text:p>
          </table:table-cell>
          <table:table-cell table:style-name="Taula2.B3" office:value-type="string">
            <text:p text:style-name="P38">Utlitzar correctament les màquines i ferramentes del treball i els EPI</text:p>
            <text:p text:style-name="P38"/>
            <text:p text:style-name="P38">Informar d’inmediar al superior jerárquic de qualsevol situació que supose un risc per a la salut</text:p>
            <text:p text:style-name="P38"/>
            <text:p text:style-name="P38">Respetar les normes de prevenció</text:p>
            <text:p text:style-name="P9"/>
          </table:table-cell>
        </table:table-row>
      </table:table>
      <text:p text:style-name="P13"/>
      <text:p text:style-name="P13"/>
      <text:p text:style-name="P13"/>
      <text:p text:style-name="P13"/>
      <text:p text:style-name="P13"/>
      <text:p text:style-name="P3"/>
      <text:p text:style-name="P15">8. <text:bookmark text:name="tw-target-text"/><text:span text:style-name="T7">Indica què Tècnica preventiva està actuant en cada cas:</text:span></text:p>
      <text:p text:style-name="P39"/>
      <text:p text:style-name="P1">a) Mesurar l'aire d'una fàbrica per detectar la presència de contaminants químics. <text:span text:style-name="T13">Higiene industrial</text:span></text:p>
      <text:p text:style-name="P1"/>
      <text:p text:style-name="P1">b) Dissenyar eines segures que impedeixin el contacte elèctric. <text:span text:style-name="T13">Seguretat en el treball</text:span></text:p>
      <text:p text:style-name="P1"/>
      <text:p text:style-name="P1">c) Fer pauses de 10 minuts cada 2 hores per disminuir la fatiga davant de l'ordinador. <text:span text:style-name="T13">Ergonomía</text:span></text:p>
      <text:p text:style-name="P1"/>
      <text:p text:style-name="P1">d) Realitzar reconeixements mèdics anuals. <text:span text:style-name="T13">Medicina del treball</text:span></text:p>
      <text:p text:style-name="P1"/>
      <text:p text:style-name="P1">e) Elegir cadires d'oficina amb reposabraços i regulables en alçada. <text:span text:style-name="T13">Ergonomía</text:span></text:p>
      <text:p text:style-name="P1"/>
      <text:p text:style-name="P1">f) Organitzar el treball a través de la rotació de llocs per evitar la monotonia i incrementar la motivació i la satisfacció laboral. <text:span text:style-name="T14">Psicosociologia</text:span></text:p>
      <text:p text:style-name="P2"/>
      <text:p text:style-name="P20"><text:span text:style-name="T6">9. </text:span>Avui és el primer dia de feina de l’Elisa en un taller de soldadura. El seu cap li indica el tipus de pantalla més adequat per al treball que ha de fer i li explica que <text:soft-page-break/>avui li deixarà la seva, però que demà ja n’ha de portar una de pròpia, i l’informa d’una botiga on la pot comprar. S’ha actuat correctament?</text:p>
      <text:p text:style-name="P45">No s’ha actuat correctament porque l’empresa li té que facilitar les ferramentes necesaries de protecció per a treballar</text:p>
      <text:p text:style-name="P21">10. Entra en l’enllaç de l’Institut de seguretat i salut en el treball i descriu que és l’institut , quina és la seua finalitat i organització.</text:p>
      <text:p text:style-name="P40"><text:a xlink:type="simple" xlink:href="https://www.insst.es/" text:style-name="Internet_20_link" text:visited-style-name="Visited_20_Internet_20_Link"><text:span text:style-name="T8">https://www.insst.es/</text:span></text:a></text:p>
      <text:p text:style-name="P46"><text:span text:style-name="T18">E</text:span><text:span text:style-name="T17">l Insitituto Nacional de Seguridad en el Trabajo (INSST) es un organismo autónomo del Gobierno de España, este actúa como un órgano científico técnico que tiene como objetivo el análisis y estudio de las condiciones de seguridad y salud en el trabajo. Se encarga de velar por la coordinación, apoya el intercambio de información y las experiencias entre las distintas administraciones públicas y especialmente fomenta y presta apoyo a la realización de actividades de promoción de la seguridad y de la salud por las comunidades autónom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ListLabel_20_28" style:display-name="ListLabel 28" style:family="text">
      <style:text-properties style:text-position="0% 100%" style:font-name="Calibri" fo:font-family="Calibri" style:font-family-generic="roman" style:font-pitch="variable"/>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73" style:display-name="ListLabel 73" style:family="text">
      <style:text-properties style:text-position="0% 100%" style:font-name="Calibri" fo:font-family="Calibri" style:font-family-generic="roman" style:font-pitch="variable"/>
    </style:style>
    <style:style style:name="ListLabel_20_74" style:display-name="ListLabel 74" style:family="text">
      <style:text-properties style:text-position="0% 100%"/>
    </style:style>
    <style:style style:name="ListLabel_20_75" style:display-name="ListLabel 75" style:family="text">
      <style:text-properties style:text-position="0% 100%"/>
    </style:style>
    <style:style style:name="ListLabel_20_76" style:display-name="ListLabel 76" style:family="text">
      <style:text-properties style:text-position="0% 100%"/>
    </style:style>
    <style:style style:name="ListLabel_20_77" style:display-name="ListLabel 77" style:family="text">
      <style:text-properties style:text-position="0% 100%"/>
    </style:style>
    <style:style style:name="ListLabel_20_78" style:display-name="ListLabel 78" style:family="text">
      <style:text-properties style:text-position="0% 100%"/>
    </style:style>
    <style:style style:name="ListLabel_20_79" style:display-name="ListLabel 79" style:family="text">
      <style:text-properties style:text-position="0% 100%"/>
    </style:style>
    <style:style style:name="ListLabel_20_80" style:display-name="ListLabel 80" style:family="text">
      <style:text-properties style:text-position="0% 100%"/>
    </style:style>
    <style:style style:name="ListLabel_20_81" style:display-name="ListLabel 81" style:family="text">
      <style:text-properties style:text-position="0% 100%"/>
    </style:style>
    <style:style style:name="ListLabel_20_109" style:display-name="ListLabel 109" style:family="text">
      <style:text-properties style:text-position="0% 100%" style:font-name="Calibri" fo:font-family="Calibri" style:font-family-generic="roman" style:font-pitch="variable"/>
    </style:style>
    <style:style style:name="ListLabel_20_110" style:display-name="ListLabel 110" style:family="text">
      <style:text-properties style:text-position="0% 100%"/>
    </style:style>
    <style:style style:name="ListLabel_20_111" style:display-name="ListLabel 111" style:family="text">
      <style:text-properties style:text-position="0% 100%"/>
    </style:style>
    <style:style style:name="ListLabel_20_112" style:display-name="ListLabel 112" style:family="text">
      <style:text-properties style:text-position="0% 100%"/>
    </style:style>
    <style:style style:name="ListLabel_20_113" style:display-name="ListLabel 113" style:family="text">
      <style:text-properties style:text-position="0% 100%"/>
    </style:style>
    <style:style style:name="ListLabel_20_114" style:display-name="ListLabel 114" style:family="text">
      <style:text-properties style:text-position="0% 100%"/>
    </style:style>
    <style:style style:name="ListLabel_20_115" style:display-name="ListLabel 115" style:family="text">
      <style:text-properties style:text-position="0% 100%"/>
    </style:style>
    <style:style style:name="ListLabel_20_116" style:display-name="ListLabel 116" style:family="text">
      <style:text-properties style:text-position="0% 100%"/>
    </style:style>
    <style:style style:name="ListLabel_20_117" style:display-name="ListLabel 117" style:family="text">
      <style:text-properties style:text-position="0% 100%"/>
    </style:style>
    <style:style style:name="ListLabel_20_100" style:display-name="ListLabel 100" style:family="text">
      <style:text-properties style:text-position="0% 100%" style:font-name="Calibri" fo:font-family="Calibri" style:font-family-generic="roman" style:font-pitch="variable"/>
    </style:style>
    <style:style style:name="ListLabel_20_101" style:display-name="ListLabel 101" style:family="text">
      <style:text-properties style:text-position="0% 100%"/>
    </style:style>
    <style:style style:name="ListLabel_20_102" style:display-name="ListLabel 102" style:family="text">
      <style:text-properties style:text-position="0% 100%"/>
    </style:style>
    <style:style style:name="ListLabel_20_103" style:display-name="ListLabel 103" style:family="text">
      <style:text-properties style:text-position="0% 100%"/>
    </style:style>
    <style:style style:name="ListLabel_20_104" style:display-name="ListLabel 104" style:family="text">
      <style:text-properties style:text-position="0% 100%"/>
    </style:style>
    <style:style style:name="ListLabel_20_105" style:display-name="ListLabel 105" style:family="text">
      <style:text-properties style:text-position="0% 100%"/>
    </style:style>
    <style:style style:name="ListLabel_20_106" style:display-name="ListLabel 106" style:family="text">
      <style:text-properties style:text-position="0% 100%"/>
    </style:style>
    <style:style style:name="ListLabel_20_107" style:display-name="ListLabel 107" style:family="text">
      <style:text-properties style:text-position="0% 100%"/>
    </style:style>
    <style:style style:name="ListLabel_20_108" style:display-name="ListLabel 108" style:family="text">
      <style:text-properties style:text-position="0% 100%"/>
    </style:style>
    <style:style style:name="ListLabel_20_19" style:display-name="ListLabel 19" style:family="text">
      <style:text-properties style:text-position="0% 100%" style:font-name="Calibri" fo:font-family="Calibri" style:font-family-generic="roman" style:font-pitch="variable"/>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 style:display-name="ListLabel 1" style:family="text">
      <style:text-properties style:text-position="0% 100%"/>
    </style:style>
    <style:style style:name="ListLabel_20_2" style:display-name="ListLabel 2" style:family="text">
      <style:text-properties style:text-position="0% 100%" style:font-name="Calibri" fo:font-family="Calibri" style:font-family-generic="roman" style:font-pitch="variable"/>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0T10:05:31.617448071</meta:creation-date>
    <dc:date>2021-09-24T20:57:00.203160955</dc:date>
    <meta:editing-duration>PT47M58S</meta:editing-duration>
    <meta:editing-cycles>6</meta:editing-cycles>
    <meta:generator>LibreOffice/7.2.0.4$Linux_X86_64 LibreOffice_project/ce769e3009755dcf0082844e386f5dca4c8ecb2f</meta:generator>
    <meta:document-statistic meta:table-count="1" meta:image-count="0" meta:object-count="0" meta:page-count="4" meta:paragraph-count="62" meta:word-count="1191" meta:character-count="7472" meta:non-whitespace-character-count="6353"/>
  </office:meta>
</office:document-meta>
</file>